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99pt dotted #000000" style:vertical-align="top"/>
      <style:paragraph-properties fo:text-align="start"/>
      <style:text-properties fo:font-size="32pt" style:font-size-asian="32pt" style:font-size-complex="32pt"/>
    </style:style>
    <style:style style:name="ce2" style:family="table-cell" style:parent-style-name="Default">
      <style:table-cell-properties style:text-align-source="fix" style:repeat-content="false" fo:wrap-option="wrap" fo:border="0.99pt dotted #000000" style:vertical-align="top"/>
      <style:paragraph-properties fo:text-align="start"/>
      <style:text-properties fo:font-size="26pt" style:font-size-asian="26pt" style:font-size-complex="2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😀 笑臉 ㄒㄧㄠˋ ㄌㄧㄢˇ </text:p>
          </table:table-cell>
          <table:table-cell office:value-type="string" calcext:value-type="string">
            <text:p>😖 困惑 ㄎㄨㄋˋㄏㄨㄛˋ </text:p>
          </table:table-cell>
        </table:table-row>
        <table:table-row table:style-name="ro1">
          <table:table-cell office:value-type="string" calcext:value-type="string">
            <text:p>😁 嘻嘻 ㄒㄧ ㄒㄧ </text:p>
          </table:table-cell>
          <table:table-cell office:value-type="string" calcext:value-type="string">
            <text:p>😞 失望 ㄕㄨㄤˋ </text:p>
          </table:table-cell>
        </table:table-row>
        <table:table-row table:style-name="ro1">
          <table:table-cell office:value-type="string" calcext:value-type="string">
            <text:p>😂 感動 ㄍㄢˇㄉㄨㄥˋ </text:p>
          </table:table-cell>
          <table:table-cell office:value-type="string" calcext:value-type="string">
            <text:p>😟 擔心 ㄉㄢㄒㄧㄋ </text:p>
          </table:table-cell>
        </table:table-row>
        <table:table-row table:style-name="ro1">
          <table:table-cell office:value-type="string" calcext:value-type="string">
            <text:p>🤣 笑翻了 ㄒㄧㄠˋ ㄈㄢ ㄌㄜ˙</text:p>
          </table:table-cell>
          <table:table-cell office:value-type="string" calcext:value-type="string">
            <text:p>😤 傲慢 ㄠˋㄇㄢˋ </text:p>
          </table:table-cell>
        </table:table-row>
        <table:table-row table:style-name="ro1">
          <table:table-cell office:value-type="string" calcext:value-type="string">
            <text:p>😃 大笑 ㄉㄚˋ ㄒㄧㄠˋ </text:p>
          </table:table-cell>
          <table:table-cell office:value-type="string" calcext:value-type="string">
            <text:p>😢 淚 ㄌㄟˋ </text:p>
          </table:table-cell>
        </table:table-row>
        <table:table-row table:style-name="ro1">
          <table:table-cell office:value-type="string" calcext:value-type="string">
            <text:p>😄 呵呵 ㄏㄜ ㄏㄜ </text:p>
          </table:table-cell>
          <table:table-cell office:value-type="string" calcext:value-type="string">
            <text:p>😭 哭 ㄎㄨ </text:p>
          </table:table-cell>
        </table:table-row>
        <table:table-row table:style-name="ro1">
          <table:table-cell office:value-type="string" calcext:value-type="string">
            <text:p>😅 汗 ㄏㄢˋ </text:p>
          </table:table-cell>
          <table:table-cell office:value-type="string" calcext:value-type="string">
            <text:p>😦 啊 ㄚ</text:p>
          </table:table-cell>
        </table:table-row>
        <table:table-row table:style-name="ro1">
          <table:table-cell office:value-type="string" calcext:value-type="string">
            <text:p>😆 狂笑 ㄎㄨㄤˊ ㄒㄧㄠˋ </text:p>
          </table:table-cell>
          <table:table-cell office:value-type="string" calcext:value-type="string">
            <text:p>😧 痛 ㄊㄨㄥˋ </text:p>
          </table:table-cell>
        </table:table-row>
        <table:table-row table:style-name="ro1">
          <table:table-cell office:value-type="string" calcext:value-type="string">
            <text:p>😉 眨眼 ㄓㄚˇㄧㄢˇ </text:p>
          </table:table-cell>
          <table:table-cell office:value-type="string" calcext:value-type="string">
            <text:p>😨 可怕 ㄎㄜˇㄆㄚˋ </text:p>
          </table:table-cell>
        </table:table-row>
        <table:table-row table:style-name="ro1">
          <table:table-cell office:value-type="string" calcext:value-type="string">
            <text:p>😊 微笑 ㄨㄟㄒㄧㄠˋ </text:p>
          </table:table-cell>
          <table:table-cell office:value-type="string" calcext:value-type="string">
            <text:p>😩 唉! ㄞ !</text:p>
          </table:table-cell>
        </table:table-row>
        <table:table-row table:style-name="ro1">
          <table:table-cell office:value-type="string" calcext:value-type="string">
            <text:p>😋 口水 ㄎㄡˇ ㄕㄨㄟˇ </text:p>
          </table:table-cell>
          <table:table-cell office:value-type="string" calcext:value-type="string">
            <text:p>🤯 一個頭兩個大 ㄧㄍㄜˋ ㄊㄡˊ ㄌㄧㄤˇㄍㄜˋ ㄉㄚˋ </text:p>
          </table:table-cell>
        </table:table-row>
        <table:table-row table:style-name="ro1">
          <table:table-cell office:value-type="string" calcext:value-type="string">
            <text:p>😎 墨鏡 ㄇㄛˋㄐㄧㄥˋ </text:p>
          </table:table-cell>
          <table:table-cell office:value-type="string" calcext:value-type="string">
            <text:p>😬 咬牙 ㄧㄠˇ ㄧㄚˊ </text:p>
          </table:table-cell>
        </table:table-row>
        <table:table-row table:style-name="ro1">
          <table:table-cell office:value-type="string" calcext:value-type="string">
            <text:p>😍 花痴 ㄏㄨㄚ ㄔ </text:p>
          </table:table-cell>
          <table:table-cell office:value-type="string" calcext:value-type="string">
            <text:p>😰 冒汗 ㄇㄠˋ ㄏㄢˋ </text:p>
          </table:table-cell>
        </table:table-row>
        <table:table-row table:style-name="ro1">
          <table:table-cell office:value-type="string" calcext:value-type="string">
            <text:p>😘 親親飛吻 ㄑㄧㄋ ㄑㄧㄋ ㄈㄟ ㄨㄣˇ </text:p>
          </table:table-cell>
          <table:table-cell office:value-type="string" calcext:value-type="string">
            <text:p>😱 嚇死了 ㄒㄧㄚˋ ㄙˇ ㄌㄜ˙</text:p>
          </table:table-cell>
        </table:table-row>
        <table:table-row table:style-name="ro1">
          <table:table-cell office:value-type="string" calcext:value-type="string">
            <text:p>😗 親親 ㄑㄧㄋ ㄑㄧㄋ</text:p>
          </table:table-cell>
          <table:table-cell office:value-type="string" calcext:value-type="string">
            <text:p>😳 愛慕 ㄞˋㄇㄨˋ </text:p>
          </table:table-cell>
        </table:table-row>
        <table:table-row table:style-name="ro1">
          <table:table-cell office:value-type="string" calcext:value-type="string">
            <text:p>😙 笑臉親親 ㄒㄧㄠˋ ㄌㄧㄢˇ ㄑㄧㄋ ㄑㄧㄋ</text:p>
          </table:table-cell>
          <table:table-cell office:value-type="string" calcext:value-type="string">
            <text:p>🤪 瘋狂的臉 ㄈㄥㄎㄨㄤˊ ㄉㄜ˙ ㄌㄧㄢˇ </text:p>
          </table:table-cell>
        </table:table-row>
        <table:table-row table:style-name="ro1">
          <table:table-cell office:value-type="string" calcext:value-type="string">
            <text:p>😚 瞇眼親親 ㄇㄧ ㄧㄢˇ ㄑㄧㄋ ㄑㄧㄋ</text:p>
          </table:table-cell>
          <table:table-cell office:value-type="string" calcext:value-type="string">
            <text:p>😵 頭暈目眩 ㄊㄡˊㄩㄋ ㄇㄨˋ ㄒㄩㄢˋ </text:p>
          </table:table-cell>
        </table:table-row>
        <table:table-row table:style-name="ro1">
          <table:table-cell office:value-type="string" calcext:value-type="string">
            <text:p>☺ 輕鬆笑臉 ㄑㄧㄥㄙㄨㄥ ㄒㄧㄠˋ ㄌㄧㄢˇ </text:p>
          </table:table-cell>
          <table:table-cell office:value-type="string" calcext:value-type="string">
            <text:p>😡 生氣 ㄕㄥㄑㄧˋ </text:p>
          </table:table-cell>
        </table:table-row>
        <table:table-row table:style-name="ro1">
          <table:table-cell office:value-type="string" calcext:value-type="string">
            <text:p>🙂 呆呆笑 ㄉㄞ ㄉㄞ ㄒㄧㄠˋ </text:p>
          </table:table-cell>
          <table:table-cell office:value-type="string" calcext:value-type="string">
            <text:p>😠 不爽 ㄅㄨˋㄕㄨㄤˇ </text:p>
          </table:table-cell>
        </table:table-row>
        <table:table-row table:style-name="ro1">
          <table:table-cell office:value-type="string" calcext:value-type="string">
            <text:p>🤗 抱抱 ㄅㄠˋ ㄅㄠˋ </text:p>
          </table:table-cell>
          <table:table-cell table:style-name="ce2" office:value-type="string" calcext:value-type="string">
            <text:p>🤬 嘴上有符號的表情 ㄗㄨㄟˇ ㄕㄤˋ ㄧㄡˇ ㄈㄨˊㄏㄠˋ ㄉㄜ˙ ㄅㄧㄠˇㄑㄧㄥˊ </text:p>
          </table:table-cell>
        </table:table-row>
        <table:table-row table:style-name="ro1">
          <table:table-cell office:value-type="string" calcext:value-type="string">
            <text:p>🤩 眼冒星星 ㄧㄢˇ ㄇㄠˋ ㄒㄧㄥㄒㄧㄥ˙ </text:p>
          </table:table-cell>
          <table:table-cell office:value-type="string" calcext:value-type="string">
            <text:p>😷 口罩 ㄎㄡˇ ㄓㄠˋ </text:p>
          </table:table-cell>
        </table:table-row>
        <table:table-row table:style-name="ro1">
          <table:table-cell office:value-type="string" calcext:value-type="string">
            <text:p>🤔 思考 ㄙㄎㄠˇ </text:p>
          </table:table-cell>
          <table:table-cell office:value-type="string" calcext:value-type="string">
            <text:p>🤒 含溫度計 ㄏㄢˊ ㄨㄣㄉㄨˋㄐㄧˋ </text:p>
          </table:table-cell>
        </table:table-row>
        <table:table-row table:style-name="ro1">
          <table:table-cell office:value-type="string" calcext:value-type="string">
            <text:p>🤨 挑眉驚訝 ㄊㄧㄠ ㄇㄟˊ ㄐㄧㄥㄧㄚˋ </text:p>
          </table:table-cell>
          <table:table-cell office:value-type="string" calcext:value-type="string">
            <text:p>🤕 包繃帶 ㄅㄠ ㄅㄥㄉㄞˋ </text:p>
          </table:table-cell>
        </table:table-row>
        <table:table-row table:style-name="ro1">
          <table:table-cell office:value-type="string" calcext:value-type="string">
            <text:p>😐 無語 ㄨˊ ㄩˇ</text:p>
          </table:table-cell>
          <table:table-cell office:value-type="string" calcext:value-type="string">
            <text:p>🤢 想吐 ㄒㄧㄤˇ ㄊㄨˇ</text:p>
          </table:table-cell>
        </table:table-row>
        <table:table-row table:style-name="ro1">
          <table:table-cell office:value-type="string" calcext:value-type="string">
            <text:p>😑 面無表情 ㄇㄧㄢˋ ㄨˊ ㄅㄧㄠˇㄑㄧㄥˊ </text:p>
          </table:table-cell>
          <table:table-cell office:value-type="string" calcext:value-type="string">
            <text:p>🤮 吐臉 ㄊㄨˇ ㄌㄧㄢˇ</text:p>
          </table:table-cell>
        </table:table-row>
        <table:table-row table:style-name="ro1">
          <table:table-cell office:value-type="string" calcext:value-type="string">
            <text:p>😶 沉默 ㄔㄣˊㄇㄛˋ </text:p>
          </table:table-cell>
          <table:table-cell office:value-type="string" calcext:value-type="string">
            <text:p>🤧 打噴嚏 ㄉㄚˇㄆㄣㄊㄧˋ </text:p>
          </table:table-cell>
        </table:table-row>
        <table:table-row table:style-name="ro1">
          <table:table-cell office:value-type="string" calcext:value-type="string">
            <text:p>🙄 翻白眼 ㄈㄢ ㄅㄞˊㄧㄢˇ </text:p>
          </table:table-cell>
          <table:table-cell office:value-type="string" calcext:value-type="string">
            <text:p>😇 天使笑臉 ㄊㄧㄢㄕˇ ㄒㄧㄠˋ ㄌㄧㄢˇ </text:p>
          </table:table-cell>
        </table:table-row>
        <table:table-row table:style-name="ro1">
          <table:table-cell office:value-type="string" calcext:value-type="string">
            <text:p>😏 冷笑 ㄌㄥˇ ㄒㄧㄠˋ </text:p>
          </table:table-cell>
          <table:table-cell office:value-type="string" calcext:value-type="string">
            <text:p>🤠 牛仔 ㄋㄧㄨˊㄗㄞˇ </text:p>
          </table:table-cell>
        </table:table-row>
        <table:table-row table:style-name="ro1">
          <table:table-cell office:value-type="string" calcext:value-type="string">
            <text:p>😣 痛苦 ㄊㄨㄥˋㄎㄨˇ </text:p>
          </table:table-cell>
          <table:table-cell office:value-type="string" calcext:value-type="string">
            <text:p>🤡 小丑 ㄒㄧㄠˇㄔㄡˇ </text:p>
          </table:table-cell>
        </table:table-row>
        <table:table-row table:style-name="ro1">
          <table:table-cell office:value-type="string" calcext:value-type="string">
            <text:p>😥 流汗 ㄌㄧㄨˊ ㄏㄢˋ </text:p>
          </table:table-cell>
          <table:table-cell office:value-type="string" calcext:value-type="string">
            <text:p>🤥 鼻子變長了 ㄅㄧˊㄗ˙ ㄅㄧㄢˋ ㄔㄤˊ ㄌㄜ˙</text:p>
          </table:table-cell>
        </table:table-row>
        <table:table-row table:style-name="ro1">
          <table:table-cell office:value-type="string" calcext:value-type="string">
            <text:p>😮 驚訝 ㄐㄧㄥㄧㄚˋ </text:p>
          </table:table-cell>
          <table:table-cell office:value-type="string" calcext:value-type="string">
            <text:p>🤫 噓 ㄒㄩ </text:p>
          </table:table-cell>
        </table:table-row>
        <table:table-row table:style-name="ro1">
          <table:table-cell office:value-type="string" calcext:value-type="string">
            <text:p>🤐 閉嘴 ㄅㄧˋ ㄗㄨㄟˇ </text:p>
          </table:table-cell>
          <table:table-cell office:value-type="string" calcext:value-type="string">
            <text:p>🤭 手蓋住嘴巴 ㄕㄡˇ ㄍㄞˋ ㄓㄨˋ ㄗㄨㄟˇㄅㄚ </text:p>
          </table:table-cell>
        </table:table-row>
        <table:table-row table:style-name="ro1">
          <table:table-cell office:value-type="string" calcext:value-type="string">
            <text:p>😯 哦 ㄛˊ </text:p>
          </table:table-cell>
          <table:table-cell office:value-type="string" calcext:value-type="string">
            <text:p>🧐 單片眼鏡 ㄉㄢ ㄆㄧㄢˋ ㄧㄢˇㄐㄧㄥˋ </text:p>
          </table:table-cell>
        </table:table-row>
        <table:table-row table:style-name="ro1">
          <table:table-cell office:value-type="string" calcext:value-type="string">
            <text:p>😪 睏 ㄎㄨㄋˋ </text:p>
          </table:table-cell>
          <table:table-cell office:value-type="string" calcext:value-type="string">
            <text:p>🤓 搞怪 ㄍㄠˇ ㄍㄨㄞˋ </text:p>
          </table:table-cell>
        </table:table-row>
        <table:table-row table:style-name="ro1">
          <table:table-cell office:value-type="string" calcext:value-type="string">
            <text:p>😫 累 ㄌㄟˋ </text:p>
          </table:table-cell>
          <table:table-cell office:value-type="string" calcext:value-type="string">
            <text:p>😈 惡魔的笑 ㄜˋㄇㄛˊ ㄉㄜ˙ ㄒㄧㄠˋ </text:p>
          </table:table-cell>
        </table:table-row>
        <table:table-row table:style-name="ro1">
          <table:table-cell office:value-type="string" calcext:value-type="string">
            <text:p>😴 睡著了 ㄕㄨㄟˋㄓㄠ ㄌㄜ˙</text:p>
          </table:table-cell>
          <table:table-cell office:value-type="string" calcext:value-type="string">
            <text:p>👿 惡魔 ㄜˋㄇㄛˊ </text:p>
          </table:table-cell>
        </table:table-row>
        <table:table-row table:style-name="ro1">
          <table:table-cell office:value-type="string" calcext:value-type="string">
            <text:p>😌 鬆了口氣 ㄙㄨㄥ ㄌㄜ˙ ㄎㄡˇㄑㄧˋ </text:p>
          </table:table-cell>
          <table:table-cell office:value-type="string" calcext:value-type="string">
            <text:p>👹 魔鬼 ㄇㄛˊㄍㄨㄟˇ </text:p>
          </table:table-cell>
        </table:table-row>
        <table:table-row table:style-name="ro1">
          <table:table-cell office:value-type="string" calcext:value-type="string">
            <text:p>😛 嘿嘿 ㄏㄟ ㄏㄟ </text:p>
          </table:table-cell>
          <table:table-cell office:value-type="string" calcext:value-type="string">
            <text:p>👺 天狗 ㄊㄧㄢ ㄍㄡˇ </text:p>
          </table:table-cell>
        </table:table-row>
        <table:table-row table:style-name="ro1">
          <table:table-cell office:value-type="string" calcext:value-type="string">
            <text:p>😜 吐舌頭 ㄊㄨˇ ㄕㄜˊㄊㄡˊ </text:p>
          </table:table-cell>
          <table:table-cell office:value-type="string" calcext:value-type="string">
            <text:p>💀 骷髏頭 ㄎㄨ ㄌㄡˊ ㄊㄡˊ</text:p>
          </table:table-cell>
        </table:table-row>
        <table:table-row table:style-name="ro1">
          <table:table-cell office:value-type="string" calcext:value-type="string">
            <text:p>😝 眨眼吐舌頭 ㄓㄚˇㄧㄢˇ ㄊㄨˇ ㄕㄜˊㄊㄡˊ </text:p>
          </table:table-cell>
          <table:table-cell office:value-type="string" calcext:value-type="string">
            <text:p>☠ 交叉骷髏頭 ㄐㄧㄠㄔㄚ ㄎㄨ ㄌㄡˊ ㄊㄡˊ</text:p>
          </table:table-cell>
        </table:table-row>
        <table:table-row table:style-name="ro1">
          <table:table-cell office:value-type="string" calcext:value-type="string">
            <text:p>🤤 流口水 ㄌㄧㄨˊ ㄎㄡˇ ㄕㄨㄟˇ </text:p>
          </table:table-cell>
          <table:table-cell office:value-type="string" calcext:value-type="string">
            <text:p>👻 鬼 ㄍㄨㄟˇ </text:p>
          </table:table-cell>
        </table:table-row>
        <table:table-row table:style-name="ro1">
          <table:table-cell office:value-type="string" calcext:value-type="string">
            <text:p>😒 不高興 ㄅㄨˋ ㄍㄠㄒㄧㄥˋ </text:p>
          </table:table-cell>
          <table:table-cell office:value-type="string" calcext:value-type="string">
            <text:p>👽 外星人 ㄨㄞˋ ㄒㄧㄥ ㄖㄣˊ </text:p>
          </table:table-cell>
        </table:table-row>
        <table:table-row table:style-name="ro1">
          <table:table-cell office:value-type="string" calcext:value-type="string">
            <text:p>😓 冷汗 ㄌㄥˇ ㄏㄢˋ </text:p>
          </table:table-cell>
          <table:table-cell office:value-type="string" calcext:value-type="string">
            <text:p>👾 怪物 ㄍㄨㄞˋㄨ˙ </text:p>
          </table:table-cell>
        </table:table-row>
        <table:table-row table:style-name="ro1">
          <table:table-cell office:value-type="string" calcext:value-type="string">
            <text:p>😔 沉思 ㄔㄣˊㄙ </text:p>
          </table:table-cell>
          <table:table-cell office:value-type="string" calcext:value-type="string">
            <text:p>🤖 機器人 ㄐㄧㄑㄧˋㄖㄣˊ</text:p>
          </table:table-cell>
        </table:table-row>
        <table:table-row table:style-name="ro1">
          <table:table-cell office:value-type="string" calcext:value-type="string">
            <text:p>😕 困擾 ㄎㄨㄋˋㄖㄠˇ </text:p>
          </table:table-cell>
          <table:table-cell office:value-type="string" calcext:value-type="string">
            <text:p>💩 大便 ㄉㄚˋㄅㄧㄢˋ </text:p>
          </table:table-cell>
        </table:table-row>
        <table:table-row table:style-name="ro1">
          <table:table-cell office:value-type="string" calcext:value-type="string">
            <text:p>🙃 顛倒臉 ㄉㄧㄢㄉㄠˇ ㄌㄧㄢˇ </text:p>
          </table:table-cell>
          <table:table-cell office:value-type="string" calcext:value-type="string">
            <text:p>😺 哈哈 ㄏㄚㄏㄚ </text:p>
          </table:table-cell>
        </table:table-row>
        <table:table-row table:style-name="ro1">
          <table:table-cell office:value-type="string" calcext:value-type="string">
            <text:p>🤑 發財 ㄈㄚㄘㄞˊ </text:p>
          </table:table-cell>
          <table:table-cell office:value-type="string" calcext:value-type="string">
            <text:p>😸 微笑的貓臉 ㄨㄟㄒㄧㄠˋ ㄉㄜ˙ ㄇㄠ ㄌㄧㄢˇ </text:p>
          </table:table-cell>
        </table:table-row>
        <table:table-row table:style-name="ro1">
          <table:table-cell office:value-type="string" calcext:value-type="string">
            <text:p>😲 震驚 ㄓㄣˋㄐㄧㄥ </text:p>
          </table:table-cell>
          <table:table-cell office:value-type="string" calcext:value-type="string">
            <text:p>😹 感動的貓臉 ㄍㄢˇㄉㄨㄥˋ ㄉㄜ˙ ㄇㄠ ㄌㄧㄢˇ </text:p>
          </table:table-cell>
        </table:table-row>
        <table:table-row table:style-name="ro1">
          <table:table-cell office:value-type="string" calcext:value-type="string">
            <text:p>☹ 不滿意 ㄅㄨˋㄇㄢˇ ㄧˋ </text:p>
          </table:table-cell>
          <table:table-cell office:value-type="string" calcext:value-type="string">
            <text:p>😻 花痴的貓臉 ㄏㄨㄚ ㄔ ㄉㄜ˙ ㄇㄠ ㄌㄧㄢˇ </text:p>
          </table:table-cell>
        </table:table-row>
        <table:table-row table:style-name="ro1">
          <table:table-cell office:value-type="string" calcext:value-type="string">
            <text:p>🙁 不開心 ㄅㄨˋ ㄎㄞㄒㄧㄋ </text:p>
          </table:table-cell>
          <table:table-cell office:value-type="string" calcext:value-type="string">
            <text:p>😼 微笑貓臉 ㄨㄟㄒㄧㄠˋ ㄇㄠ ㄌㄧㄢˇ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num-format="" style:print-orientation="portrait" fo:margin-top="36pt" fo:margin-bottom="36pt" fo:margin-left="36pt" fo:margin-right="36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07:31:21.7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9:42:48.593000000</meta:creation-date>
    <dc:date>2018-09-16T07:33:23.298000000</dc:date>
    <meta:editing-duration>PT15M3S</meta:editing-duration>
    <meta:editing-cycles>4</meta:editing-cycles>
    <meta:generator>LibreOffice/5.4.7.2$Windows_X86_64 LibreOffice_project/c838ef25c16710f8838b1faec480ebba495259d0</meta:generator>
    <meta:document-statistic meta:table-count="1" meta:cell-count="100" meta:object-count="0"/>
  </office:meta>
</office:document-meta>
</file>